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242cm"/>
    </style:style>
    <style:style style:name="co3" style:family="table-column">
      <style:table-column-properties fo:break-before="auto" style:column-width="7.631cm"/>
    </style:style>
    <style:style style:name="co4" style:family="table-column">
      <style:table-column-properties fo:break-before="auto" style:column-width="5.2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Kilograms :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Grams :</text:p>
          </table:table-cell>
          <table:table-cell table:formula="of:=100*[.B1]" office:value-type="float" office:value="1000">
            <text:p>1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Kilometer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eters </text:p>
          </table:table-cell>
          <table:table-cell table:formula="of:=1000*[.B4]" office:value-type="float" office:value="10000">
            <text:p>1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Kiloliter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Liters</text:p>
          </table:table-cell>
          <table:table-cell table:formula="of:=1000*[.B7]" office:value-type="float" office:value="10000">
            <text:p>1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eters :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entimeters :</text:p>
          </table:table-cell>
          <table:table-cell table:formula="of:=100*[.B10]" office:value-type="float" office:value="1000">
            <text:p>1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Meters 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Millimeters</text:p>
          </table:table-cell>
          <table:table-cell table:formula="of:=1000*[.B13]" office:value-type="float" office:value="10000">
            <text:p>1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ee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Inches</text:p>
          </table:table-cell>
          <table:table-cell table:formula="of:=12*[.B16]" office:value-type="float" office:value="120">
            <text:p>12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Inche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entimeters :</text:p>
          </table:table-cell>
          <table:table-cell table:formula="of:=2.54*[.B19]" office:value-type="float" office:value="25.4">
            <text:p>25.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Fee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entimeters :</text:p>
          </table:table-cell>
          <table:table-cell table:formula="of:=3048*[.B22]" office:value-type="float" office:value="30480">
            <text:p>30480</text:p>
          </table:table-cell>
        </table:table-row>
        <table:table-row table:style-name="ro1">
          <table:table-cell table:number-columns-repeated="2"/>
        </table:table-row>
        <table:table-row table:style-name="ro2">
          <table:table-cell office:value-type="string">
            <text:p>Kilograms :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office:value-type="string">
            <text:p>Ton</text:p>
          </table:table-cell>
          <table:table-cell table:formula="of:=[.B25]*0.00110231" office:value-type="float" office:value="0.0110231">
            <text:p>0.011023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Kilograms :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Quintal :</text:p>
          </table:table-cell>
          <table:table-cell table:formula="of:=0.01*[.B28]" office:value-type="float" office:value="0.1">
            <text:p>0.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Barrels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Kiloliters :</text:p>
          </table:table-cell>
          <table:table-cell table:formula="of:=0.1589872949*[.B31]" office:value-type="float" office:value="1.589872949">
            <text:p>1.589872949</text:p>
          </table:table-cell>
        </table:table-row>
      </table:table>
      <table:table table:name="Units of Electricity" table:style-name="ta1" table:print="false"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Electricity Unit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Amper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olt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Watts</text:p>
          </table:table-cell>
          <table:table-cell table:formula="of:=[.B3]*[.B4]" office:value-type="float" office:value="10">
            <text:p>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Wat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Votls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Amperes</text:p>
          </table:table-cell>
          <table:table-cell table:formula="of:=[.B7]/[.B8]" office:value-type="float" office:value="0.5">
            <text:p>0.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Watts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Amperes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Volts</text:p>
          </table:table-cell>
          <table:table-cell table:formula="of:=[.B11]/[.B12]" office:value-type="float" office:value="1.66666666666667">
            <text:p>1.6666666667</text:p>
          </table:table-cell>
        </table:table-row>
      </table:table>
      <table:table table:name="Units of Area" table:style-name="ta1" table:print="false"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Length of Rectangl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readth of Rectangle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Area of Rectangle = length * breadth</text:p>
          </table:table-cell>
          <table:table-cell table:formula="of:=[.B1]*[.B2]" office:value-type="float" office:value="200">
            <text:p>2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ide of Square :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Area of Square : </text:p>
          </table:table-cell>
          <table:table-cell table:formula="of:=[.B5]*[.B5]" office:value-type="float" office:value="100">
            <text:p>1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Radius of Circle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ircumference of Circle</text:p>
          </table:table-cell>
          <table:table-cell table:formula="of:=3.14*[.B8]*[.B8]" office:value-type="float" office:value="314">
            <text:p>314</text:p>
          </table:table-cell>
        </table:table-row>
        <table:table-row table:style-name="ro1">
          <table:table-cell office:value-type="string">
            <text:p>Area of Circle</text:p>
          </table:table-cell>
          <table:table-cell table:formula="of:=2*3.14*[.B8]" office:value-type="float" office:value="62.8">
            <text:p>62.8</text:p>
          </table:table-cell>
        </table:table-row>
      </table:table>
      <table:table table:name="Units of Capacity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>
            <text:p>Width of Box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Depth of Box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Height of Box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Volume of Box</text:p>
          </table:table-cell>
          <table:table-cell table:formula="of:=([.B1]*[.B2]*[.B3])" office:value-type="float" office:value="6000">
            <text:p>6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5">25/08/2021</text:date>, <text:time>21:1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5T20:16:13.47</meta:creation-date>
    <dc:date>2021-08-25T21:18:47.28</dc:date>
    <meta:editing-duration>PT30M1S</meta:editing-duration>
    <meta:editing-cycles>11</meta:editing-cycles>
    <meta:generator>OpenOffice/4.1.9$Win32 OpenOffice.org_project/419m1$Build-9805</meta:generator>
    <meta:document-statistic meta:table-count="4" meta:cell-count="87" meta:object-count="0"/>
  </office:meta>
</office:document-meta>
</file>